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792cm" style:rel-column-width="4572*"/>
    </style:style>
    <style:style style:name="Tabelle1.B" style:family="table-column">
      <style:table-column-properties style:column-width="11.691cm" style:rel-column-width="29811*"/>
    </style:style>
    <style:style style:name="Tabelle1.C" style:family="table-column">
      <style:table-column-properties style:column-width="5.604cm" style:rel-column-width="14289*"/>
    </style:style>
    <style:style style:name="Tabelle1.D" style:family="table-column">
      <style:table-column-properties style:column-width="6.613cm" style:rel-column-width="1686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9fe0" officeooo:paragraph-rsid="00179bdc"/>
    </style:style>
    <style:style style:name="P2" style:family="paragraph" style:parent-style-name="Standard">
      <style:text-properties fo:font-weight="bold" officeooo:rsid="00179bdc" officeooo:paragraph-rsid="00179bdc" style:font-weight-asian="bold" style:font-weight-complex="bold"/>
    </style:style>
    <style:style style:name="P3" style:family="paragraph" style:parent-style-name="Standard">
      <style:text-properties fo:font-weight="bold" officeooo:rsid="001b1bcb" officeooo:paragraph-rsid="001b1bcb" style:font-weight-asian="bold" style:font-weight-complex="bold"/>
    </style:style>
    <style:style style:name="P4" style:family="paragraph" style:parent-style-name="Table_20_Contents">
      <style:text-properties fo:font-weight="bold" officeooo:rsid="001b1bcb" officeooo:paragraph-rsid="001b1bcb" style:font-weight-asian="bold" style:font-weight-complex="bold"/>
    </style:style>
    <style:style style:name="P5" style:family="paragraph" style:parent-style-name="Table_20_Contents">
      <style:text-properties fo:font-weight="bold" officeooo:rsid="0020cf70" officeooo:paragraph-rsid="0020cf70" style:font-weight-asian="bold" style:font-weight-complex="bold"/>
    </style:style>
    <style:style style:name="P6" style:family="paragraph" style:parent-style-name="Standard">
      <style:text-properties fo:font-size="12pt" officeooo:rsid="00175df4" officeooo:paragraph-rsid="00179bdc" style:font-size-asian="12pt" style:font-size-complex="12pt"/>
    </style:style>
    <style:style style:name="P7" style:family="paragraph" style:parent-style-name="Standard">
      <style:text-properties fo:font-size="12pt" officeooo:rsid="001ca16c" officeooo:paragraph-rsid="00179bdc" style:font-size-asian="12pt" style:font-size-complex="12pt"/>
    </style:style>
    <style:style style:name="P8" style:family="paragraph" style:parent-style-name="Table_20_Contents">
      <style:text-properties fo:font-size="12pt" style:font-size-asian="12pt" style:font-size-complex="12pt"/>
    </style:style>
    <style:style style:name="P9" style:family="paragraph" style:parent-style-name="Table_20_Contents">
      <style:text-properties fo:font-size="12pt" officeooo:rsid="00179bdc" officeooo:paragraph-rsid="00179bdc" style:font-size-asian="12pt" style:font-size-complex="12pt"/>
    </style:style>
    <style:style style:name="P10" style:family="paragraph" style:parent-style-name="Table_20_Contents">
      <style:text-properties fo:font-size="12pt" officeooo:rsid="0019bb6d" officeooo:paragraph-rsid="0019bb6d" style:font-size-asian="12pt" style:font-size-complex="12pt"/>
    </style:style>
    <style:style style:name="P11" style:family="paragraph" style:parent-style-name="Standard">
      <style:text-properties fo:font-size="12pt" officeooo:rsid="002293e1" officeooo:paragraph-rsid="002293e1" style:font-size-asian="12pt" style:font-size-complex="12pt"/>
    </style:style>
    <style:style style:name="P12" style:family="paragraph" style:parent-style-name="Standard">
      <style:text-properties fo:font-size="12pt" officeooo:rsid="002622d5" officeooo:paragraph-rsid="002622d5" style:font-size-asian="12pt" style:font-size-complex="12pt"/>
    </style:style>
    <style:style style:name="P13" style:family="paragraph" style:parent-style-name="Standard">
      <style:text-properties fo:font-size="12pt" officeooo:rsid="002622d5" officeooo:paragraph-rsid="0042be33" style:font-size-asian="12pt" style:font-size-complex="12pt"/>
    </style:style>
    <style:style style:name="P14" style:family="paragraph" style:parent-style-name="Standard">
      <style:text-properties fo:font-size="12pt" officeooo:rsid="001b94a7" officeooo:paragraph-rsid="002807f1" style:font-size-asian="12pt" style:font-size-complex="12pt"/>
    </style:style>
    <style:style style:name="P15" style:family="paragraph" style:parent-style-name="Standard">
      <style:text-properties fo:font-size="12pt" officeooo:rsid="002b0f48" officeooo:paragraph-rsid="002b0f48" style:font-size-asian="12pt" style:font-size-complex="12pt"/>
    </style:style>
    <style:style style:name="P16" style:family="paragraph" style:parent-style-name="Standard">
      <style:text-properties fo:font-size="12pt" officeooo:rsid="002e9047" officeooo:paragraph-rsid="002e9047" style:font-size-asian="12pt" style:font-size-complex="12pt"/>
    </style:style>
    <style:style style:name="P17" style:family="paragraph" style:parent-style-name="Table_20_Contents">
      <style:text-properties fo:font-size="12pt" officeooo:rsid="002e9047" officeooo:paragraph-rsid="002e9047" style:font-size-asian="12pt" style:font-size-complex="12pt"/>
    </style:style>
    <style:style style:name="P18" style:family="paragraph" style:parent-style-name="Standard">
      <style:text-properties fo:font-size="12pt" officeooo:rsid="002ed9d3" officeooo:paragraph-rsid="002ed9d3" style:font-size-asian="12pt" style:font-size-complex="12pt"/>
    </style:style>
    <style:style style:name="P19" style:family="paragraph" style:parent-style-name="Table_20_Contents">
      <style:text-properties fo:font-size="12pt" officeooo:rsid="002ed9d3" officeooo:paragraph-rsid="002ed9d3" style:font-size-asian="12pt" style:font-size-complex="12pt"/>
    </style:style>
    <style:style style:name="P20" style:family="paragraph" style:parent-style-name="Standard">
      <style:text-properties fo:font-size="12pt" officeooo:rsid="003823cd" officeooo:paragraph-rsid="003823cd" style:font-size-asian="12pt" style:font-size-complex="12pt"/>
    </style:style>
    <style:style style:name="P21" style:family="paragraph" style:parent-style-name="Table_20_Contents">
      <style:text-properties fo:font-size="12pt" officeooo:rsid="0024657f" officeooo:paragraph-rsid="0024657f" style:font-size-asian="12pt" style:font-size-complex="12pt"/>
    </style:style>
    <style:style style:name="P22" style:family="paragraph" style:parent-style-name="Table_20_Contents">
      <style:text-properties fo:font-size="12pt" officeooo:rsid="00273608" officeooo:paragraph-rsid="00273608" style:font-size-asian="12pt" style:font-size-complex="12pt"/>
    </style:style>
    <style:style style:name="P23" style:family="paragraph" style:parent-style-name="Table_20_Contents">
      <style:text-properties fo:font-size="12pt" officeooo:rsid="002e0766" officeooo:paragraph-rsid="002e0766" style:font-size-asian="12pt" style:font-size-complex="12pt"/>
    </style:style>
    <style:style style:name="P24" style:family="paragraph" style:parent-style-name="Table_20_Contents">
      <style:text-properties fo:font-size="12pt" officeooo:rsid="002e0766" officeooo:paragraph-rsid="002e9047" style:font-size-asian="12pt" style:font-size-complex="12pt"/>
    </style:style>
    <style:style style:name="P25" style:family="paragraph" style:parent-style-name="Table_20_Contents">
      <style:text-properties fo:font-size="12pt" officeooo:rsid="00422632" officeooo:paragraph-rsid="00422632" style:font-size-asian="12pt" style:font-size-complex="12pt"/>
    </style:style>
    <style:style style:name="P26" style:family="paragraph" style:parent-style-name="Standard">
      <style:text-properties fo:font-size="12pt" officeooo:rsid="00422632" officeooo:paragraph-rsid="00422632" style:font-size-asian="12pt" style:font-size-complex="12pt"/>
    </style:style>
    <style:style style:name="P27" style:family="paragraph" style:parent-style-name="Table_20_Contents">
      <style:text-properties fo:font-size="12pt" officeooo:rsid="00422632" officeooo:paragraph-rsid="0042be33" style:font-size-asian="12pt" style:font-size-complex="12pt"/>
    </style:style>
    <style:style style:name="P28" style:family="paragraph" style:parent-style-name="Standard">
      <style:text-properties fo:font-size="12pt" officeooo:rsid="002807f1" officeooo:paragraph-rsid="002807f1" style:font-size-asian="12pt" style:font-size-complex="12pt"/>
    </style:style>
    <style:style style:name="P29" style:family="paragraph" style:parent-style-name="Standard">
      <style:text-properties fo:font-size="12pt" officeooo:rsid="00287821" officeooo:paragraph-rsid="00287821" style:font-size-asian="12pt" style:font-size-complex="12pt"/>
    </style:style>
    <style:style style:name="P30" style:family="paragraph" style:parent-style-name="Standard">
      <style:text-properties fo:font-size="12pt" officeooo:rsid="0042be33" officeooo:paragraph-rsid="0042be33" style:font-size-asian="12pt" style:font-size-complex="12pt"/>
    </style:style>
    <style:style style:name="P31" style:family="paragraph" style:parent-style-name="Standard">
      <style:text-properties fo:font-size="12pt" officeooo:rsid="0044a617" officeooo:paragraph-rsid="0044a617" style:font-size-asian="12pt" style:font-size-complex="12pt"/>
    </style:style>
    <style:style style:name="P32" style:family="paragraph" style:parent-style-name="Standard">
      <style:paragraph-properties fo:text-align="justify" style:justify-single-word="false"/>
      <style:text-properties fo:font-size="12pt" fo:font-weight="normal" officeooo:rsid="002293e1" officeooo:paragraph-rsid="002293e1"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293e1" officeooo:paragraph-rsid="0042be33" style:font-size-asian="12pt" style:font-weight-asian="normal" style:font-size-complex="12pt" style:font-weight-complex="normal"/>
    </style:style>
    <style:style style:name="P34" style:family="paragraph" style:parent-style-name="Standard">
      <style:text-properties fo:font-size="12pt" fo:font-style="italic" officeooo:rsid="002293e1" officeooo:paragraph-rsid="002293e1" style:font-size-asian="12pt" style:font-style-asian="italic" style:font-size-complex="12pt" style:font-style-complex="italic"/>
    </style:style>
    <style:style style:name="P35" style:family="paragraph" style:parent-style-name="Standard">
      <style:text-properties fo:font-size="12pt" fo:font-style="italic" officeooo:rsid="0024657f" officeooo:paragraph-rsid="0024657f" style:font-size-asian="12pt" style:font-style-asian="italic" style:font-size-complex="12pt" style:font-style-complex="italic"/>
    </style:style>
    <style:style style:name="P36" style:family="paragraph" style:parent-style-name="Standard">
      <style:text-properties fo:font-size="12pt" fo:font-style="italic" officeooo:rsid="002622d5" officeooo:paragraph-rsid="002622d5" style:font-size-asian="12pt" style:font-style-asian="italic" style:font-size-complex="12pt" style:font-style-complex="italic"/>
    </style:style>
    <style:style style:name="P37" style:family="paragraph" style:parent-style-name="Standard">
      <style:text-properties fo:font-size="12pt" fo:font-style="italic" officeooo:rsid="00273608" officeooo:paragraph-rsid="00273608" style:font-size-asian="12pt" style:font-style-asian="italic" style:font-size-complex="12pt" style:font-style-complex="italic"/>
    </style:style>
    <style:style style:name="P38" style:family="paragraph" style:parent-style-name="Standard">
      <style:text-properties fo:font-size="12pt" fo:font-style="italic" officeooo:rsid="0035d4db" officeooo:paragraph-rsid="0020cf70" style:font-size-asian="12pt" style:font-style-asian="italic" style:font-size-complex="12pt" style:font-style-complex="italic"/>
    </style:style>
    <style:style style:name="P39" style:family="paragraph" style:parent-style-name="Standard">
      <style:text-properties fo:font-size="12pt" fo:font-style="italic" officeooo:rsid="0035d4db" officeooo:paragraph-rsid="0047191c" style:font-size-asian="12pt" style:font-style-asian="italic" style:font-size-complex="12pt" style:font-style-complex="italic"/>
    </style:style>
    <style:style style:name="P40" style:family="paragraph" style:parent-style-name="Standard">
      <style:text-properties fo:font-size="12pt" fo:font-style="italic" officeooo:rsid="002ed9d3" officeooo:paragraph-rsid="002ed9d3" style:font-size-asian="12pt" style:font-style-asian="italic" style:font-size-complex="12pt" style:font-style-complex="italic"/>
    </style:style>
    <style:style style:name="P41" style:family="paragraph" style:parent-style-name="Standard">
      <style:text-properties fo:font-size="12pt" fo:font-style="italic" officeooo:rsid="003823cd" officeooo:paragraph-rsid="003823cd" style:font-size-asian="12pt" style:font-style-asian="italic" style:font-size-complex="12pt" style:font-style-complex="italic"/>
    </style:style>
    <style:style style:name="P42" style:family="paragraph" style:parent-style-name="Standard">
      <style:text-properties fo:font-size="12pt" fo:font-style="italic" officeooo:rsid="003dcec7" officeooo:paragraph-rsid="003dcec7" style:font-size-asian="12pt" style:font-style-asian="italic" style:font-size-complex="12pt" style:font-style-complex="italic"/>
    </style:style>
    <style:style style:name="P43" style:family="paragraph" style:parent-style-name="Standard">
      <style:text-properties fo:font-size="12pt" fo:font-style="italic" officeooo:rsid="002d66f8" officeooo:paragraph-rsid="003dcec7" style:font-size-asian="12pt" style:font-style-asian="italic" style:font-size-complex="12pt" style:font-style-complex="italic"/>
    </style:style>
    <style:style style:name="P44" style:family="paragraph" style:parent-style-name="Standard">
      <style:text-properties fo:font-size="12pt" fo:font-style="italic" officeooo:rsid="0042be33" officeooo:paragraph-rsid="0042be33" style:font-size-asian="12pt" style:font-style-asian="italic" style:font-size-complex="12pt" style:font-style-complex="italic"/>
    </style:style>
    <style:style style:name="P45" style:family="paragraph" style:parent-style-name="Standard">
      <style:text-properties fo:font-size="12pt" fo:font-style="italic" style:text-underline-style="none" officeooo:rsid="002622d5" officeooo:paragraph-rsid="0020cf70" style:font-size-asian="12pt" style:font-style-asian="italic" style:font-size-complex="12pt" style:font-style-complex="italic"/>
    </style:style>
    <style:style style:name="P46" style:family="paragraph" style:parent-style-name="Standard">
      <style:text-properties fo:font-size="12pt" officeooo:rsid="0048ef79" officeooo:paragraph-rsid="0048ef79" style:font-size-asian="12pt" style:font-size-complex="12pt"/>
    </style:style>
    <style:style style:name="P47" style:family="paragraph" style:parent-style-name="Standard">
      <style:text-properties fo:font-size="12pt" officeooo:rsid="00492a05" officeooo:paragraph-rsid="00492a05" style:font-size-asian="12pt" style:font-size-complex="12pt"/>
    </style:style>
    <style:style style:name="P48" style:family="paragraph" style:parent-style-name="Standard">
      <style:text-properties fo:font-size="12pt" fo:font-style="italic" officeooo:rsid="0048ef79" officeooo:paragraph-rsid="0048ef79" style:font-size-asian="12pt" style:font-style-asian="italic" style:font-size-complex="12pt" style:font-style-complex="italic"/>
    </style:style>
    <style:style style:name="P49" style:family="paragraph" style:parent-style-name="Table_20_Contents">
      <style:text-properties fo:font-size="12pt" style:font-size-asian="12pt" style:font-size-complex="12pt"/>
    </style:style>
    <style:style style:name="P50" style:family="paragraph" style:parent-style-name="Table_20_Contents">
      <style:text-properties fo:font-size="12pt" officeooo:rsid="0038accb" officeooo:paragraph-rsid="0038accb" style:font-size-asian="12pt" style:font-size-complex="12pt"/>
    </style:style>
    <style:style style:name="P51" style:family="paragraph" style:parent-style-name="Table_20_Contents">
      <style:text-properties fo:font-size="12pt" officeooo:rsid="0029e419" officeooo:paragraph-rsid="002b0f48" style:font-size-asian="12pt" style:font-size-complex="12pt"/>
    </style:style>
    <style:style style:name="P52" style:family="paragraph" style:parent-style-name="Table_20_Contents">
      <style:text-properties fo:font-size="12pt" officeooo:rsid="0048ef79" officeooo:paragraph-rsid="0048ef79" style:font-size-asian="12pt" style:font-size-complex="12pt"/>
    </style:style>
    <style:style style:name="T1" style:family="text">
      <style:text-properties officeooo:rsid="001ca16c"/>
    </style:style>
    <style:style style:name="T2" style:family="text">
      <style:text-properties officeooo:rsid="002622d5"/>
    </style:style>
    <style:style style:name="T3" style:family="text">
      <style:text-properties fo:font-weight="bold" style:font-weight-asian="bold" style:font-weight-complex="bold"/>
    </style:style>
    <style:style style:name="T4" style:family="text">
      <style:text-properties officeooo:rsid="002807f1"/>
    </style:style>
    <style:style style:name="T5" style:family="text">
      <style:text-properties officeooo:rsid="00287821"/>
    </style:style>
    <style:style style:name="T6" style:family="text">
      <style:text-properties officeooo:rsid="0029e419"/>
    </style:style>
    <style:style style:name="T7" style:family="text">
      <style:text-properties officeooo:rsid="002b0f48"/>
    </style:style>
    <style:style style:name="T8" style:family="text">
      <style:text-properties officeooo:rsid="002bd431"/>
    </style:style>
    <style:style style:name="T9" style:family="text">
      <style:text-properties officeooo:rsid="002d66f8"/>
    </style:style>
    <style:style style:name="T10" style:family="text">
      <style:text-properties officeooo:rsid="002ed9d3"/>
    </style:style>
    <style:style style:name="T11" style:family="text">
      <style:text-properties officeooo:rsid="0038accb"/>
    </style:style>
    <style:style style:name="T12" style:family="text">
      <style:text-properties officeooo:rsid="003a4856"/>
    </style:style>
    <style:style style:name="T13" style:family="text">
      <style:text-properties officeooo:rsid="003dcec7"/>
    </style:style>
    <style:style style:name="T14" style:family="text">
      <style:text-properties officeooo:rsid="00422632"/>
    </style:style>
    <style:style style:name="T15" style:family="text">
      <style:text-properties officeooo:rsid="0042be33"/>
    </style:style>
    <style:style style:name="T16" style:family="text">
      <style:text-properties officeooo:rsid="00433ea4"/>
    </style:style>
    <style:style style:name="T17" style:family="text">
      <style:text-properties officeooo:rsid="0044a617"/>
    </style:style>
    <style:style style:name="T18" style:family="text">
      <style:text-properties officeooo:rsid="004659a0"/>
    </style:style>
    <style:style style:name="T19" style:family="text">
      <style:text-properties officeooo:rsid="0050e1b5"/>
    </style:style>
    <style:style style:name="T20" style:family="text">
      <style:text-properties officeooo:rsid="0047191c"/>
    </style:style>
    <style:style style:name="T21" style:family="text">
      <style:text-properties fo:font-style="italic" style:font-style-asian="italic" style:font-style-complex="italic"/>
    </style:style>
    <style:style style:name="T22" style:family="text">
      <style:text-properties officeooo:rsid="0049f2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Name</text:p>
          </table:table-cell>
          <table:table-cell table:style-name="Tabelle1.A1" office:value-type="string">
            <text:p text:style-name="P3">Hintergrund</text:p>
          </table:table-cell>
          <table:table-cell table:style-name="Tabelle1.A1" office:value-type="string">
            <text:p text:style-name="P5">Queste</text:p>
          </table:table-cell>
          <table:table-cell table:style-name="Tabelle1.D1" office:value-type="string">
            <text:p text:style-name="P4">Lösung</text:p>
          </table:table-cell>
        </table:table-row>
        <table:table-row>
          <table:table-cell table:style-name="Tabelle1.A2" office:value-type="string">
            <text:p text:style-name="P6"/>
          </table:table-cell>
          <table:table-cell table:style-name="Tabelle1.A2" office:value-type="string">
            <text:p text:style-name="P32"><text:span text:style-name="T1">S</text:span>chäfermädel oder -junge</text:p>
            <text:p text:style-name="P33">Du wohnst in dem Dorf Wollgrund westlich von <text:span text:style-name="T15">Gareth</text:span>. Jeden Tag hütest du die beiden Schafherden der zweier Bauern. <text:span text:style-name="T14">Der vermisste Schäfer ist dein Freund</text:span>. <text:span text:style-name="T14">Du weisst, dass in letzter Zeit Angriffe von Wölfen waren und Du hoffst, dass dein Freund noch lebt. </text:span><text:span text:style-name="T15">Den </text:span>Spuren und Köttel <text:span text:style-name="T15">des Herde </text:span>konntest du bis zum Waldrand verfolgen. Weiter hast du dich nicht getraut. Denn der Wald ist die Dämonenbrache.</text:p>
          </table:table-cell>
          <table:table-cell table:style-name="Tabelle1.A2" office:value-type="string">
            <text:p text:style-name="P34"><text:span text:style-name="T14">B</text:span>ringe <text:span text:style-name="T14">deinen Freun</text:span><text:span text:style-name="T15">d</text:span><text:span text:style-name="T14"> nach </text:span><text:span text:style-name="T18">Wollgrund</text:span><text:span text:style-name="T14"> zurück.</text:span></text:p>
          </table:table-cell>
          <table:table-cell table:style-name="Tabelle1.D2" office:value-type="string">
            <text:p text:style-name="P11">Immer wieder <text:span text:style-name="T14">findet der Charakter Wollfetzen, die eine Spur ergeben.</text:span></text:p>
          </table:table-cell>
        </table:table-row>
        <table:table-row>
          <table:table-cell table:style-name="Tabelle1.A2" office:value-type="string">
            <text:p text:style-name="P6"/>
          </table:table-cell>
          <table:table-cell table:style-name="Tabelle1.A2" office:value-type="string">
            <text:p text:style-name="P32">Abenteurer</text:p>
            <text:p text:style-name="P11">Der Magier Schaluppe zahlt gut für <text:span text:style-name="T14">die Zähne eines Blutwolfs</text:span>. <text:span text:style-name="T14">Blutwölfe </text:span>sind gefährlich, und <text:span text:style-name="T14">ausserdem befinden sie sich of</text:span><text:span text:style-name="T15">t</text:span><text:span text:style-name="T14"> in Gesellschaft von Werwölfen. </text:span>Aber Schaluppe hat dir 3 Dukaten versprochen. 5 Silber Anzahlung und einen Heiltrank.</text:p>
          </table:table-cell>
          <table:table-cell table:style-name="Tabelle1.A2" office:value-type="string">
            <text:p text:style-name="P35">Finde eine <text:span text:style-name="T15">Blutwolf-Zähne</text:span>. Bringe sie <text:span text:style-name="T2">zu </text:span>Schaluppe.</text:p>
          </table:table-cell>
          <table:table-cell table:style-name="Tabelle1.D2" office:value-type="string">
            <text:p text:style-name="P21">Ein <text:span text:style-name="T15">verlassenes Herrenhaus als Unterschlupf eines Werwolfs … und der Blutwölfe. Eines der Gruppenmitglieder wird gebissen.</text:span></text:p>
          </table:table-cell>
        </table:table-row>
        <table:table-row>
          <table:table-cell table:style-name="Tabelle1.A2" office:value-type="string">
            <text:p text:style-name="P7"/>
          </table:table-cell>
          <table:table-cell table:style-name="Tabelle1.A2" office:value-type="string">
            <text:p text:style-name="P26">Botaniker</text:p>
            <text:p text:style-name="P13">Du liebst Pflanzen und suchst immer wieder neue Arten, welche du untersuchst. In der Dämonenbrache befinden sich sicherlich ungeahnte botanische Schätze, die nur darauf warten, von dir entdeckt zu werden.</text:p>
          </table:table-cell>
          <table:table-cell table:style-name="Tabelle1.A2" office:value-type="string">
            <text:p text:style-name="P36">Finde möglichst viele verschiedene Pflanzen und sammle deren Samen und Blätter. Schon <text:span text:style-name="T3">eine</text:span> neue Art würde dich glücklich machen. Du könntest sie nach dir benennen ...</text:p>
          </table:table-cell>
          <table:table-cell table:style-name="Tabelle1.D2" office:value-type="string">
            <text:p text:style-name="P26">Kleptomania<text:line-break/><text:span text:style-name="T17">Lieblicher Schlaf (Stats fallen)</text:span></text:p>
            <text:p text:style-name="P31">Stockender Ate (Lähmung)</text:p>
            <text:p text:style-name="P31">Schlingwurzelbäume</text:p>
            <text:p text:style-name="P31">Lauernder Stäubling (W6 SP)</text:p>
            <text:p text:style-name="P31">Bleibmirtreu (Bann)</text:p>
          </table:table-cell>
        </table:table-row>
        <table:table-row>
          <table:table-cell table:style-name="Tabelle1.A2" office:value-type="string">
            <text:p text:style-name="P9"/>
          </table:table-cell>
          <table:table-cell table:style-name="Tabelle1.A2" office:value-type="string">
            <text:p text:style-name="P26">Hexer</text:p>
            <text:p text:style-name="P12"><text:span text:style-name="T22">A</text:span>uf der Suche nach Wissen und Macht. Du hast erfahren, dass ein<text:span text:style-name="T14">e</text:span> mächtige <text:span text:style-name="T14">Hexe </text:span><text:span text:style-name="T22">in der Dämonenbrache </text:span><text:span text:style-name="T14">jenseits des Tommel </text:span><text:span text:style-name="T22">auf dem Tempelberg </text:span><text:span text:style-name="T14">lebt. Sie soll dir einen neuen Spruch beibringen.</text:span></text:p>
          </table:table-cell>
          <table:table-cell table:style-name="Tabelle1.A2" office:value-type="string">
            <text:p text:style-name="P45">Finde <text:span text:style-name="T14">die Kate</text:span>. <text:span text:style-name="T14">Lerne einen Fluch</text:span>. Stirb nicht.</text:p>
          </table:table-cell>
          <table:table-cell table:style-name="Tabelle1.D2" office:value-type="string">
            <text:p text:style-name="P25">Die Hexe ist <text:span text:style-name="T15">Mitglieds des Zirkels um </text:span>die Baba Jaga. <text:span text:style-name="T15">Sie ist besessen und führt sie in die Falle der Baba Jaga. </text:span></text:p>
          </table:table-cell>
        </table:table-row>
        <table:table-row>
          <table:table-cell table:style-name="Tabelle1.A2" office:value-type="string">
            <text:p text:style-name="P10"/>
          </table:table-cell>
          <table:table-cell table:style-name="Tabelle1.A2" office:value-type="string">
            <text:p text:style-name="P30">Kleiner Junge</text:p>
            <text:p text:style-name="P12">Tja, <text:span text:style-name="T15">dein tragisches Schicksal ist, dass deine Mutter dich verkauft hat. Letzte Woche hat dich der Bauer fast totgeschlagen. Du musst da weg. Alles ist besser als das!</text:span></text:p>
          </table:table-cell>
          <table:table-cell table:style-name="Tabelle1.A2" office:value-type="string">
            <text:p text:style-name="P37">Überlebe.</text:p>
          </table:table-cell>
          <table:table-cell table:style-name="Tabelle1.D2" office:value-type="string">
            <text:p text:style-name="P22">Als Beweis bieten sich z. B. An: dämonische Schafe, fleischfressende <text:s/>Blumen, belebte Zweige oder Leichenteile ...</text:p>
          </table:table-cell>
        </table:table-row>
        <table:table-row>
          <table:table-cell table:style-name="Tabelle1.A2" office:value-type="string">
            <text:p text:style-name="P10"/>
          </table:table-cell>
          <table:table-cell table:style-name="Tabelle1.A2" office:value-type="string">
            <text:p text:style-name="P16"><text:span text:style-name="T10">Soldat </text:span>des <text:span text:style-name="T10">Grafs von Rabenmund</text:span></text:p>
            <text:p text:style-name="P18">Der Graf schickt dich, um eine Waffe aus der Dämonenbrache zu bergen. Die soll einem Helden gehört haben, der auf dem <text:soft-page-break/>Schlachtfeld gefallen ist. </text:p>
          </table:table-cell>
          <table:table-cell table:style-name="Tabelle1.A2" office:value-type="string">
            <text:p text:style-name="P40">Was soll schon dabei sein? Finde das Schwert!</text:p>
          </table:table-cell>
          <table:table-cell table:style-name="Tabelle1.D2" office:value-type="string">
            <text:p text:style-name="P19">Das Schwert befindet sich eingeklemmt in die Schädelknochen eines grossen, unförmigen Skeletts <text:soft-page-break/>mit sechs Hörnern.</text:p>
          </table:table-cell>
        </table:table-row>
        <table:table-row>
          <table:table-cell table:style-name="Tabelle1.A2" office:value-type="string">
            <text:p text:style-name="P8"/>
          </table:table-cell>
          <table:table-cell table:style-name="Tabelle1.A2" office:value-type="string">
            <text:p text:style-name="P28">Hexe</text:p>
            <text:p text:style-name="P14"><text:span text:style-name="T4">Eine kleine Unachtsamkeit und durch wurdest von Bannstrahlern festgenommen. </text:span><text:span text:style-name="T15">Dexter Nemrod stellte dich vor die Wahl: entweder Du hilfst dabei, die Hexe der Dämonenbrache zu töten, oder Du landest auf dem Scheiterhaufen. Als Druckmittel halten sie deinen Gefährten als Geisel.</text:span></text:p>
          </table:table-cell>
          <table:table-cell table:style-name="Tabelle1.A2" office:value-type="string">
            <text:p text:style-name="P39"><text:span text:style-name="T4">Finde </text:span><text:span text:style-name="T15">die Hexe und töte sie oder </text:span><text:span text:style-name="T19">finde eine Möglichkeit, deinen </text:span><text:span text:style-name="T15">Gefährten sonstwie zurück</text:span><text:span text:style-name="T19">zubringen</text:span><text:span text:style-name="T15">.</text:span></text:p>
          </table:table-cell>
          <table:table-cell table:style-name="Tabelle1.D2" office:value-type="string">
            <text:p text:style-name="P27">Die Hexe ist die Baba Jaga und möchte die Gruppe fressen. Sie kommt auf ihrem Haus gelaufen und lädt die Gruppe zum Essen ein … <text:span text:style-name="T20">Baba Jaga weiss, dass die Gefährte fehlt und bietet einen Handel an.</text:span></text:p>
          </table:table-cell>
        </table:table-row>
        <table:table-row>
          <table:table-cell table:style-name="Tabelle1.A2" office:value-type="string">
            <text:p text:style-name="P8"/>
          </table:table-cell>
          <table:table-cell table:style-name="Tabelle1.A2" office:value-type="string">
            <text:p text:style-name="P15">Spion der KGIA<text:line-break/><text:span text:style-name="T15">Dexter Nemrod, Leiter der </text:span><text:s/>Kaiserlich-Garethische Informations Agentur (KGIA), hat <text:span text:style-name="T15">von</text:span> <text:span text:style-name="T8">verdächtige</text:span><text:span text:style-name="T15">n</text:span><text:span text:style-name="T8"> Vorgänge</text:span><text:span text:style-name="T15">n</text:span><text:span text:style-name="T8"> in der Dämonenbrache erfahren. </text:span><text:span text:style-name="T15">Es geht um einen Hexenzirkel, der hier tätig ist. Es soll eine Oberhexe geben, die immer wieder.</text:span><text:span text:style-name="T8"><text:line-break/></text:span><text:span text:style-name="T9">Du hast 3 Brieftauben bei dir, die du jederzeit losschicken kannst.</text:span></text:p>
          </table:table-cell>
          <table:table-cell table:style-name="Tabelle1.A2" office:value-type="string">
            <text:p text:style-name="P42">(1) Keiner darf wissen, dass du Spion der KGIA bist. Erfinde einen passenden Grund, was du in der Dämonenbrache willst.</text:p>
            <text:p text:style-name="P43"><text:span text:style-name="T13">(2) </text:span>Finde alle Arten von Informationen: <text:span text:style-name="T15">Wie gross ist der Zirkel, wie gefährlich etc.?</text:span></text:p>
            <text:p text:style-name="P44">(3) Es gibt ggf. eine Hexe in der Gruppe. Beobachte sie und erteile Nemrod Bericht. <text:span text:style-name="T16">Töte sie bei Bedarf.</text:span></text:p>
          </table:table-cell>
          <table:table-cell table:style-name="Tabelle1.D2" office:value-type="string">
            <text:p text:style-name="P23"><text:span text:style-name="T15">Hexe</text:span> im Waldsaum töten.</text:p>
            <text:p text:style-name="P17">Räuber erschlagen.</text:p>
            <text:p text:style-name="P24"/>
          </table:table-cell>
        </table:table-row>
        <table:table-row>
          <table:table-cell table:style-name="Tabelle1.A2" office:value-type="string">
            <text:p text:style-name="P8"/>
          </table:table-cell>
          <table:table-cell table:style-name="Tabelle1.A2" office:value-type="string">
            <text:p text:style-name="P20">Geweihter des Namenlosen</text:p>
            <text:p text:style-name="P20">Die Dämonenbrache … für den Normalaventurier ein gefährliches Pflaster, für dich ein Heimspiel. Hier bekommst du Macht und kannst dich mit einem Dämonen verbünden. Es soll einen Tempelberg geben, das hört sich vielversprechend an.</text:p>
          </table:table-cell>
          <table:table-cell table:style-name="Tabelle1.A2" office:value-type="string">
            <text:p text:style-name="P41">Finde den <text:span text:style-name="T20">Tempelberg</text:span>. Bringe einem mächtigen Dämonen ein Blutopfer dar. <text:span text:style-name="T11">Oder vollführe ein sonstwie ein schwarzmagisches Ritual.</text:span></text:p>
          </table:table-cell>
          <table:table-cell table:style-name="Tabelle1.D2" office:value-type="string">
            <text:p text:style-name="P50"><text:span text:style-name="T15">Die Baba Jaga beschwört einen mächtigen Dämonen auf de</text:span><text:span text:style-name="T20">m Tempelberg</text:span><text:span text:style-name="T15">. Hier könntest du deinen Wunsch anbringen. Jedoch ist </text:span><text:span text:style-name="T12">der Dämon erbosst über die erneute Evoktion; </text:span><text:span text:style-name="T15">könnte sein, dass er den Geweihten frisst.</text:span></text:p>
          </table:table-cell>
        </table:table-row>
        <table:table-row>
          <table:table-cell table:style-name="Tabelle1.A2" office:value-type="string">
            <text:p text:style-name="P8"/>
          </table:table-cell>
          <table:table-cell table:style-name="Tabelle1.A2" office:value-type="string">
            <text:p text:style-name="P29">Pilzesammler</text:p>
            <text:p text:style-name="P29">Offiziell sammelst du Pilze. Inoffiziell <text:span text:style-name="T15">willst du die Schafe für dich haben. Also müsst ihr zusammen die Herde finden und du musst dann die Gruppe irgendwie loswerden. Wie? Das obliegt deiner Gerissenheit ...</text:span></text:p>
          </table:table-cell>
          <table:table-cell table:style-name="Tabelle1.A2" office:value-type="string">
            <text:p text:style-name="P38"><text:span text:style-name="T5">Beschwichtige aufkommende Konflikte. </text:span><text:span text:style-name="T15">Finde die </text:span><text:span text:style-name="T6">"besten Pilze der Welt". </text:span><text:span text:style-name="T15">Sobald du die Herde hast, mach dich aus dem Staub.</text:span></text:p>
          </table:table-cell>
          <table:table-cell table:style-name="Tabelle1.D2" office:value-type="string">
            <text:p text:style-name="P51">Arsenzker <text:span text:style-name="T7">(nur für Zwerge essbar), </text:span>Cherkemal <text:span text:style-name="T7">(Rauschgift), </text:span>Duftende Antimonia <text:span text:style-name="T7">(nur für Zwerge essbar), </text:span>Heller Wandpilz <text:span text:style-name="T7">(fluoreszierender Pilz), </text:span>Laternenpilz <text:span text:style-name="T7">(fluoreszierender Pilz), </text:span>Margolasch <text:span text:style-name="T7">(gebraten heilend, </text:span><text:soft-page-break/><text:span text:style-name="T7">sonst abführend), </text:span>Raubpilz <text:span text:style-name="T7">(fleischfressender Pilz)</text:span></text:p>
          </table:table-cell>
        </table:table-row>
        <table:table-row>
          <table:table-cell table:style-name="Tabelle1.A2" office:value-type="string">
            <text:p text:style-name="P8"/>
          </table:table-cell>
          <table:table-cell table:style-name="Tabelle1.A2" office:value-type="string">
            <text:p text:style-name="P47">Zukünftiger Schäfer</text:p>
            <text:p text:style-name="P46">Eine eigene Herde Schafe, das ist den Traum. Und dieses Abenteuer ist <text:span text:style-name="T21">deine</text:span> Chance, eine eigene Herde zu bekommen. Blöd nur, dass es so viele Zeugen gibt.</text:p>
          </table:table-cell>
          <table:table-cell table:style-name="Tabelle1.A2" office:value-type="string">
            <text:p text:style-name="P48">Finde die Herde. Schalte die Gruppe aus und fliehe mit den Schafen.</text:p>
          </table:table-cell>
          <table:table-cell table:style-name="Tabelle1.D2" office:value-type="string">
            <text:p text:style-name="P52">Schafe finden und Gruppe unschädlich machen.</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3T19:17:38.717000000</meta:creation-date>
    <dc:date>2023-11-15T14:28:37.089000000</dc:date>
    <meta:editing-duration>PT3H32M2S</meta:editing-duration>
    <meta:editing-cycles>41</meta:editing-cycles>
    <meta:generator>LibreOffice/7.5.5.2$Windows_X86_64 LibreOffice_project/ca8fe7424262805f223b9a2334bc7181abbcbf5e</meta:generator>
    <meta:document-statistic meta:table-count="1" meta:image-count="0" meta:object-count="0" meta:page-count="3" meta:paragraph-count="54" meta:word-count="795" meta:character-count="5207" meta:non-whitespace-character-count="4462"/>
  </office:meta>
</office:document-meta>
</file>